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draw:auto-grow-height="true" fo:min-height="14.13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size="20pt"/>
    </style:style>
    <style:style style:name="T4" style:family="text">
      <style:text-properties fo:font-family="Consolas" style:font-pitch="fixed" fo:font-size="20pt"/>
    </style:style>
    <style:style style:name="T5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Fancy Lis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Here, “fancy” means “updating multiple widgets in a row”, compared to the standard <text:span text:style-name="T2">ArrayAdapter</text:span> model.</text:p>
              <text:p text:style-name="P3"/>
              <text:p text:style-name="P3">Note that the techniques here are applicable for all flavors of <text:span text:style-name="T2">AdapterView</text:span>, even though the prose will be targeting <text:span text:style-name="T2">ListView</text:span>, simply because that is the most popular.</text:p>
            </draw:text-box>
          </draw:frame>
        </presentation:notes>
      </draw:page>
      <draw:page draw:name="page2" draw:style-name="dp1" draw:master-page-name="Android1" presentation:presentation-page-layout-name="AL2T6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Strategy for Fancy Lists</text:p>
          </draw:text-box>
        </draw:frame>
        <draw:frame presentation:style-name="pr4" draw:text-style-name="P4" draw:layer="layout" svg:width="24.635cm" svg:height="14.743cm" svg:x="1.4cm" svg:y="4.914cm" presentation:class="outline" presentation:user-transformed="true">
          <draw:text-box>
            <text:list text:style-name="L3">
              <text:list-item>
                <text:p text:style-name="P1">Goal: Complete control over list look-and-feel</text:p>
                <text:list>
                  <text:list-item>
                    <text:p text:style-name="P1">Update multiple widgets per row</text:p>
                  </text:list-item>
                  <text:list-item>
                    <text:p text:style-name="P1">Different types of rows (header vs. regular)</text:p>
                  </text:list-item>
                </text:list>
              </text:list-item>
              <text:list-item>
                <text:p text:style-name="P1">Strategy: Take over row creation</text:p>
                <text:list>
                  <text:list-item>
                    <text:p text:style-name="P1">Enhance the built-in adapters' ability to determine which layout to use, how to apply data to it to<text:line-break/>create a row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2T6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ayout Inflation</text:p>
          </draw:text-box>
        </draw:frame>
        <draw:frame presentation:style-name="pr6" draw:text-style-name="P4" draw:layer="layout" svg:width="24.635cm" svg:height="14.917cm" svg:x="1.4cm" svg:y="4.914cm" presentation:class="outline" presentation:user-transformed="true">
          <draw:text-box>
            <text:list text:style-name="L3">
              <text:list-item>
                <text:p text:style-name="P1">Act of creating a View from layout XML is called “layout inflation”</text:p>
              </text:list-item>
              <text:list-item>
                <text:p text:style-name="P1"><text:span text:style-name="T2">getLayoutInflater().inflate()</text:span> is the common API to do this</text:p>
                <text:list>
                  <text:list-item>
                    <text:p text:style-name="P1">Takes a layout identifier</text:p>
                  </text:list-item>
                  <text:list-item>
                    <text:p text:style-name="P1">Returns a View</text:p>
                  </text:list-item>
                  <text:list-item>
                    <text:p text:style-name="P1">Along the way, walks entire XML tree and<text:line-break/>creates all widgets, configuring each based<text:line-break/>on attribut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3"><text:span text:style-name="T3">You may or may not need to manually inflate rows. Mostly, this will be for cases where you have more than one type of row (e.g., header versus regular).</text:span></text:p>
            </draw:text-box>
          </draw:frame>
        </presentation:notes>
      </draw:page>
      <draw:page draw:name="page4" draw:style-name="dp1" draw:master-page-name="Android1" presentation:presentation-page-layout-name="AL2T6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pr4" draw:text-style-name="P4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1">Subclass Your Adapter</text:p>
                <text:list>
                  <text:list-item>
                    <text:p text:style-name="P1">Override <text:span text:style-name="T2">getView()</text:span></text:p>
                    <text:list>
                      <text:list-item>
                        <text:p text:style-name="P1"><text:span text:style-name="T2">position</text:span> = which row in model being displayed</text:p>
                      </text:list-item>
                      <text:list-item>
                        <text:p text:style-name="P1"><text:span text:style-name="T2">convertView</text:span> = for recycling – will discuss later</text:p>
                      </text:list-item>
                      <text:list-item>
                        <text:p text:style-name="P1"><text:span text:style-name="T2">parent</text:span> = the ListView itself</text:p>
                      </text:list-item>
                    </text:list>
                  </text:list-item>
                  <text:list-item>
                    <text:p text:style-name="P1">Inflate your chosen View</text:p>
                    <text:list>
                      <text:list-item>
                        <text:p text:style-name="P1">Or construct directly using Java, if you prefer</text:p>
                      </text:list-item>
                      <text:list-item>
                        <text:p text:style-name="P1">Easiest: chain to superclas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3"><text:span text:style-name="T3">This is the recipe for </text:span><text:span text:style-name="T4">ArrayAdapter</text:span><text:span text:style-name="T3"> – </text:span><text:span text:style-name="T4">CursorAdapter</text:span><text:span text:style-name="T3"> is described a bit later</text:span></text:p>
            </draw:text-box>
          </draw:frame>
        </presentation:notes>
      </draw:page>
      <draw:page draw:name="page5" draw:style-name="dp1" draw:master-page-name="Android1" presentation:presentation-page-layout-name="AL2T6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pr4" draw:text-style-name="P4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1">Subclass Your Adapter (continued)</text:p>
                <text:list>
                  <text:list-item>
                    <text:p text:style-name="P1">Populate that View with data from your model based on the supplied selection index</text:p>
                    <text:list>
                      <text:list-item>
                        <text:p text:style-name="P1">Use <text:span text:style-name="T2">row.findViewById()</text:span> to get at individual widgets within the row, just like you would for accessing widgets in an activity's content View</text:p>
                      </text:list-item>
                    </text:list>
                  </text:list-item>
                  <text:list-item>
                    <text:p text:style-name="P1">Return the View you created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user-transformed="true">
            <draw:text-box>
              <text:p text:style-name="P3"><text:span text:style-name="T4">findViewById()</text:span><text:span text:style-name="T3"> exists on </text:span><text:span text:style-name="T4">Activity</text:span><text:span text:style-name="T3"> and </text:span><text:span text:style-name="T4">View</text:span><text:span text:style-name="T3">. If you call </text:span><text:span text:style-name="T4">findViewById()</text:span><text:span text:style-name="T3"> on an </text:span><text:span text:style-name="T4">Activity</text:span><text:span text:style-name="T3"> when you are trying to update a row, you may get a widget in the wrong row. Always call </text:span><text:span text:style-name="T4">findViewById()</text:span><text:span text:style-name="T3"> on the narrowest scope that is convenient.</text:span></text:p>
            </draw:text-box>
          </draw:frame>
        </presentation:notes>
      </draw:page>
      <draw:page draw:name="page6" draw:style-name="dp1" draw:master-page-name="Android1" presentation:presentation-page-layout-name="AL3T17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Android1-outline1" draw:layer="layout" svg:width="25.199cm" svg:height="12.123cm" svg:x="1.4cm" svg:y="4.914cm" presentation:class="outline" presentation:user-transformed="true">
          <draw:text-box>
            <text:list text:style-name="L3">
              <text:list-item>
                <text:p>CursorAdapter (and subclasses)</text:p>
                <text:list>
                  <text:list-item>
                    <text:p>Override <text:span text:style-name="T5">newView()</text:span> to return a new row that you inflate</text:p>
                    <text:list>
                      <text:list-item>
                        <text:p>Or just let the superclass handle it</text:p>
                      </text:list-item>
                    </text:list>
                  </text:list-item>
                  <text:list-item>
                    <text:p>Override <text:span text:style-name="T5">bindView()</text:span></text:p>
                    <text:list>
                      <text:list-item>
                        <text:p>Use <text:span text:style-name="T5">findViewById()</text:span> to get to children and<text:line-break/>re-populate the contents to match the<text:line-break/>supplied dat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 text:style-name="P3"><text:span text:style-name="T2">CursorAdapter</text:span> splits <text:span text:style-name="T2">getView()</text:span> into <text:span text:style-name="T2">newView()</text:span> and <text:span text:style-name="T2">bindView()</text:span>. This is creative foreshadowing to the recycling pattern – <text:span text:style-name="T2">CursorAdapter</text:span> enforces recycling, while <text:span text:style-name="T2">ArrayAdapter</text:span> does not.</text:p>
              <text:p text:style-name="P3"/>
            </draw:text-box>
          </draw:frame>
        </presentation:notes>
      </draw:page>
      <draw:page draw:name="page7" draw:style-name="dp1" draw:master-page-name="Android1" presentation:presentation-page-layout-name="AL4T1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sts of Fancy Lists #1</text:p>
          </draw:text-box>
        </draw:frame>
        <draw:frame presentation:style-name="Android1-outline1" draw:layer="layout" svg:width="25.199cm" svg:height="8.775cm" svg:x="1.4cm" svg:y="4.914cm" presentation:class="outline" presentation:user-transformed="true">
          <draw:text-box>
            <text:list text:style-name="L3">
              <text:list-item>
                <text:p>Inflation Is Expensive</text:p>
                <text:list>
                  <text:list-item>
                    <text:p>Create a bunch of objects</text:p>
                  </text:list-item>
                  <text:list-item>
                    <text:p>Call a bunch of constructors</text:p>
                  </text:list-item>
                  <text:list-item>
                    <text:p>Fill in a bunch of configuration values</text:p>
                  </text:list-item>
                  <text:list-item>
                    <text:p>Create a bunch of garbage for later collectio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droid1" presentation:presentation-page-layout-name="AL4T1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cycling Views</text:p>
          </draw:text-box>
        </draw:frame>
        <draw:frame presentation:style-name="Android1-outline1" draw:layer="layout" svg:width="25.199cm" svg:height="14.076cm" svg:x="1.4cm" svg:y="4.914cm" presentation:class="outline" presentation:user-transformed="true">
          <draw:text-box>
            <text:list text:style-name="L3">
              <text:list-item>
                <text:p>Revisiting convertView</text:p>
                <text:list>
                  <text:list-item>
                    <text:p>2nd parameter to <text:span text:style-name="T5">getView()</text:span></text:p>
                  </text:list-item>
                  <text:list-item>
                    <text:p>Contains one of your past row Views that has been scrolled off the screen</text:p>
                  </text:list-item>
                  <text:list-item>
                    <text:p>Rather than create a new instance, just recycle the one Android hands you</text:p>
                    <text:list>
                      <text:list-item>
                        <text:p>Unless it is null, of course</text:p>
                      </text:list-item>
                      <text:list-item>
                        <text:p>Populate it the same way as a newly-inflated<text:line-break/>View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If you chain to the superclass, allowing it to inflate the row for you, Android's adapter classes handle recycling automatically. Hence, this is only required if you are inflating rows manually.</text:p>
              <text:p text:style-name="P3"/>
              <text:p text:style-name="P3">Romain Guy at the 2010 Google I|O Conference said that implementing recycling properly can improve performance by 150%.</text:p>
            </draw:text-box>
          </draw:frame>
        </presentation:notes>
      </draw:page>
      <draw:page draw:name="page9" draw:style-name="dp1" draw:master-page-name="Android1" presentation:presentation-page-layout-name="AL4T1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cycling Views</text:p>
          </draw:text-box>
        </draw:frame>
        <draw:frame presentation:style-name="pr7" draw:text-style-name="P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1">Multiple Row Layouts</text:p>
                <text:list>
                  <text:list-item>
                    <text:p>Example: headers and regular rows</text:p>
                  </text:list-item>
                  <text:list-item>
                    <text:p>Recipe for Proper Recycling</text:p>
                    <text:list>
                      <text:list-item>
                        <text:p>Override <text:span text:style-name="T2">getViewTypeCount()</text:span></text:p>
                      </text:list-item>
                      <text:list-item>
                        <text:p>Override <text:span text:style-name="T2">getItemViewType()</text:span></text:p>
                      </text:list-item>
                      <text:list-item>
                        <text:p>Recycle when possible: will get row of proper type</text:p>
                      </text:list-item>
                      <text:list-item>
                        <text:p>Inflate when necessa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<text:span text:style-name="T2">getViewTypeCount()</text:span> should return the number of distinct row layouts you will use.</text:p>
              <text:p text:style-name="P3"/>
              <text:p text:style-name="P3"><text:span text:style-name="T2">getItemViewType()</text:span> should return a value between 0 and the result of <text:span text:style-name="T2">getViewTypeCount()</text:span>, representing which “view type” will be used for a given position.</text:p>
              <text:p text:style-name="P3"/>
              <text:p text:style-name="P3">Android will then maintain separate object pools by “view type”, so it will only hand you one that is correct for recycling.</text:p>
              <text:p text:style-name="P3"/>
            </draw:text-box>
          </draw:frame>
        </presentation:notes>
      </draw:page>
      <draw:page draw:name="page10" draw:style-name="dp1" draw:master-page-name="Android1" presentation:presentation-page-layout-name="AL4T1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sts of Fancy Lists #2</text:p>
          </draw:text-box>
        </draw:frame>
        <draw:frame presentation:style-name="Android1-outline1" draw:layer="layout" svg:width="25.199cm" svg:height="9.755cm" svg:x="1.4cm" svg:y="4.914cm" presentation:class="outline" presentation:user-transformed="true">
          <draw:text-box>
            <text:list text:style-name="L3">
              <text:list-item>
                <text:p>Calling <text:span text:style-name="T5">findViewById()</text:span> is not cheap</text:p>
                <text:list>
                  <text:list-item>
                    <text:p>Must traverse a tree in breadth-first fashion</text:p>
                  </text:list-item>
                  <text:list-item>
                    <text:p>Must cast the resulting View to something you can use</text:p>
                  </text:list-item>
                  <text:list-item>
                    <text:p>Happens lots and lots of times in a list, particularly if scrolled through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4T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Android1-outline1" draw:layer="layout" svg:width="25.199cm" svg:height="13.816cm" svg:x="1.4cm" svg:y="4.914cm" presentation:class="outline" presentation:user-transformed="true">
          <draw:text-box>
            <text:list text:style-name="L3">
              <text:list-item>
                <text:p>Each View has a “tag”</text:p>
                <text:list>
                  <text:list-item>
                    <text:p>Arbitrary object associated with the View</text:p>
                  </text:list-item>
                  <text:list-item>
                    <text:p>Use <text:span text:style-name="T5">getTag()</text:span> and <text:span text:style-name="T5">setTag()</text:span> to manipulate it</text:p>
                  </text:list-item>
                </text:list>
              </text:list-item>
              <text:list-item>
                <text:p>Technique: caching expensive lookups</text:p>
                <text:list>
                  <text:list-item>
                    <text:p>Look it up once, cache it with the View</text:p>
                  </text:list-item>
                  <text:list-item>
                    <text:p>Emphasis on things tied to the View, more<text:line-break/>than the model</text:p>
                    <text:list>
                      <text:list-item>
                        <text:p>With recycling, model for a View will chang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3"><text:span text:style-name="T3">The “tag” concept is borrowed from Swing.</text:span></text:p>
            </draw:text-box>
          </draw:frame>
        </presentation:notes>
      </draw:page>
      <draw:page draw:name="page12" draw:style-name="dp1" draw:master-page-name="Android1" presentation:presentation-page-layout-name="AL4T1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pr7" draw:text-style-name="P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1">Structure of a Holder</text:p>
                <text:list>
                  <text:list-item>
                    <text:p text:style-name="P1">Holds the base View for the row</text:p>
                  </text:list-item>
                  <text:list-item>
                    <text:p text:style-name="P1">Holds View subclasses for widgets in the row that get modified on a model-by-model basis</text:p>
                    <text:list>
                      <text:list-item>
                        <text:p>Populate in constructor or lazy-find via gette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4T1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Android1-outline1" draw:layer="layout" svg:width="25.199cm" svg:height="9.755cm" svg:x="1.4cm" svg:y="4.914cm" presentation:class="outline" presentation:user-transformed="true">
          <draw:text-box>
            <text:list text:style-name="L3">
              <text:list-item>
                <text:p>Using the Holder</text:p>
                <text:list>
                  <text:list-item>
                    <text:p>When inflating a row, instantiate a holder and call <text:span text:style-name="T5">setTag()</text:span></text:p>
                  </text:list-item>
                  <text:list-item>
                    <text:p>When recycling a row, call <text:span text:style-name="T5">getTag()</text:span> and cast it to the holder</text:p>
                  </text:list-item>
                  <text:list-item>
                    <text:p>Use the holder for all per-row UI changes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Android1-title">
      <style:graphic-properties draw:fill-color="#ffffff" draw:auto-grow-height="false" fo:min-height="3.507cm"/>
    </style:style>
    <style:style style:name="Mpr12" style:family="presentation" style:parent-style-name="Android1-outline1">
      <style:graphic-properties draw:fill-color="#ffffff" draw:auto-grow-height="false" fo:min-height="13.86cm"/>
    </style:style>
    <style:style style:name="Mpr13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1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12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11" draw:layer="backgroundobjects" svg:width="8.875cm" svg:height="1.448cm" svg:x="9.576cm" svg:y="19.131cm" presentation:class="footer">
        <draw:text-box>
          <text:p text:style-name="MP11"><text:span text:style-name="MT3">Copyright © 2011 CommonsWare, LLC</text:span></text:p>
        </draw:text-box>
      </draw:frame>
      <draw:frame presentation:style-name="Mpr1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creator>Mark Murphy</dc:creator>
    <dc:date>2011-08-07T10:58:19</dc:date>
    <dc:language>en-US</dc:language>
    <meta:editing-cycles>67</meta:editing-cycles>
    <meta:editing-duration>PT09H21M08S</meta:editing-duration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